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538" officeooo:paragraph-rsid="000b953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b9538" officeooo:paragraph-rsid="000b9538"/>
    </style:style>
    <style:style style:name="P4" style:family="paragraph" style:parent-style-name="Standard" style:list-style-name="L1">
      <style:text-properties officeooo:rsid="000b9538" officeooo:paragraph-rsid="0013cc0e"/>
    </style:style>
    <style:style style:name="P5" style:family="paragraph" style:parent-style-name="Standard" style:list-style-name="L1">
      <style:text-properties officeooo:rsid="000b9538" officeooo:paragraph-rsid="00118ddb"/>
    </style:style>
    <style:style style:name="P6" style:family="paragraph" style:parent-style-name="Standard" style:list-style-name="L1">
      <style:text-properties officeooo:rsid="0013cc0e" officeooo:paragraph-rsid="0013cc0e"/>
    </style:style>
    <style:style style:name="P7" style:family="paragraph" style:parent-style-name="Standard" style:list-style-name="L1">
      <style:text-properties officeooo:rsid="00118ddb" officeooo:paragraph-rsid="0013cc0e"/>
    </style:style>
    <style:style style:name="P8" style:family="paragraph" style:parent-style-name="Standard" style:list-style-name="L1">
      <style:text-properties officeooo:rsid="000fd67b" officeooo:paragraph-rsid="000fd67b"/>
    </style:style>
    <style:style style:name="P9" style:family="paragraph" style:parent-style-name="Standard" style:list-style-name="L1">
      <style:text-properties officeooo:rsid="000fd67b" officeooo:paragraph-rsid="0013cc0e"/>
    </style:style>
    <style:style style:name="P10" style:family="paragraph" style:parent-style-name="Standard" style:list-style-name="L1">
      <style:text-properties officeooo:rsid="00131005" officeooo:paragraph-rsid="0013cc0e"/>
    </style:style>
    <style:style style:name="P11" style:family="paragraph" style:parent-style-name="Standard" style:list-style-name="L1">
      <style:text-properties officeooo:rsid="00131005" officeooo:paragraph-rsid="00131005"/>
    </style:style>
    <style:style style:name="P12" style:family="paragraph" style:parent-style-name="Standard" style:list-style-name="L1">
      <style:text-properties officeooo:rsid="0015bf2b" officeooo:paragraph-rsid="0015bf2b"/>
    </style:style>
    <style:style style:name="P13" style:family="paragraph" style:parent-style-name="Standard" style:list-style-name="L1">
      <style:text-properties officeooo:rsid="0017a0c0" officeooo:paragraph-rsid="0017a0c0"/>
    </style:style>
    <style:style style:name="T1" style:family="text">
      <style:text-properties officeooo:rsid="00131005"/>
    </style:style>
    <style:style style:name="T2" style:family="text">
      <style:text-properties officeooo:rsid="0015bf2b"/>
    </style:style>
    <style:style style:name="T3" style:family="text">
      <style:text-properties fo:color="#ff0000"/>
    </style:style>
    <style:style style:name="T4" style:family="text">
      <style:text-properties fo:color="#ff0000" officeooo:rsid="000b9538"/>
    </style:style>
    <style:style style:name="T5" style:family="text">
      <style:text-properties officeooo:rsid="000b9538"/>
    </style:style>
    <style:style style:name="T6" style:family="text">
      <style:text-properties style:use-window-font-color="true" officeooo:rsid="000b9538"/>
    </style:style>
    <style:style style:name="T7" style:family="text">
      <style:text-properties officeooo:rsid="0017a0c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…</text:p>
      <text:list xml:id="list3014087480" text:style-name="L1">
        <text:list-item>
          <text:p text:style-name="P3">Abstract</text:p>
        </text:list-item>
        <text:list-item>
          <text:p text:style-name="P2"><text:span text:style-name="T5">Problem </text:span><text:span text:style-name="T6">Description, Motivation, Objective and Expected Outcome</text:span></text:p>
        </text:list-item>
        <text:list-item>
          <text:p text:style-name="P2">Solution Principals</text:p>
          <text:list>
            <text:list-item>
              <text:p text:style-name="P2">Finite Element Modeling</text:p>
              <text:list>
                <text:list-item>
                  <text:p text:style-name="P3">Selected Model</text:p>
                </text:list-item>
                <text:list-item>
                  <text:p text:style-name="P3">Limitations of modeling</text:p>
                </text:list-item>
              </text:list>
            </text:list-item>
            <text:list-item>
              <text:p text:style-name="P3">Differential optimization</text:p>
              <text:list>
                <text:list-item>
                  <text:p text:style-name="P4">Modifications to enable MOO</text:p>
                </text:list-item>
              </text:list>
            </text:list-item>
            <text:list-item>
              <text:p text:style-name="P5">Latin Hypercube Sampling</text:p>
            </text:list-item>
            <text:list-item>
              <text:p text:style-name="P8">The Reliability Index</text:p>
            </text:list-item>
          </text:list>
        </text:list-item>
        <text:list-item>
          <text:p text:style-name="P6">Tools and Software Used</text:p>
          <text:list>
            <text:list-item>
              <text:p text:style-name="P9">Computing Hardware</text:p>
            </text:list-item>
            <text:list-item>
              <text:p text:style-name="P10">Computing Software</text:p>
              <text:list>
                <text:list-item>
                  <text:p text:style-name="P6">NASTRAN95</text:p>
                </text:list-item>
                <text:list-item>
                  <text:p text:style-name="P6">Python</text:p>
                </text:list-item>
                <text:list-item>
                  <text:p text:style-name="P6">msslhs <text:span text:style-name="T2">(A Python LHS algorithm)</text:span></text:p>
                </text:list-item>
              </text:list>
            </text:list-item>
          </text:list>
        </text:list-item>
        <text:list-item>
          <text:p text:style-name="P3">Solution Method<text:span text:style-name="T7">s</text:span></text:p>
          <text:list>
            <text:list-item>
              <text:p text:style-name="P7">Load Case Sampling <text:span text:style-name="T1">S</text:span>trategies <text:span text:style-name="T1">I</text:span>nvestigated</text:p>
              <text:list>
                <text:list-item>
                  <text:p text:style-name="P7">Aggregated Latin Hypercube Sampling (Title up for debate)</text:p>
                </text:list-item>
                <text:list-item>
                  <text:p text:style-name="P7">Stochastic Loads Method</text:p>
                </text:list-item>
              </text:list>
            </text:list-item>
            <text:list-item>
              <text:p text:style-name="P6">User-Selection of Solution Parameters</text:p>
            </text:list-item>
            <text:list-item>
              <text:p text:style-name="P6">Loading Data from NASTRAN Bulk Data</text:p>
            </text:list-item>
            <text:list-item>
              <text:p text:style-name="P6">Data Structure for Solution</text:p>
              <text:list>
                <text:list-item>
                  <text:p text:style-name="P6">LHS Method</text:p>
                </text:list-item>
                <text:list-item>
                  <text:p text:style-name="P6">Stochastic Loads Method</text:p>
                </text:list-item>
              </text:list>
            </text:list-item>
            <text:list-item>
              <text:p text:style-name="P6">Solution Loop</text:p>
            </text:list-item>
            <text:list-item>
              <text:p text:style-name="P6">Results Presentation</text:p>
            </text:list-item>
          </text:list>
        </text:list-item>
        <text:list-item>
          <text:p text:style-name="P3">Selected Results</text:p>
          <text:list>
            <text:list-item>
              <text:p text:style-name="P11">Comparison of the Two Load Case Strategies</text:p>
            </text:list-item>
            <text:list-item>
              <text:p text:style-name="P11">Long-Run Results from a Stochastic </text:p>
            </text:list-item>
          </text:list>
        </text:list-item>
        <text:list-item>
          <text:p text:style-name="P13">Concluding Remarks</text:p>
        </text:list-item>
        <text:list-item>
          <text:p text:style-name="P12">Appendix A: Complete Code Listing</text:p>
          <text:list>
            <text:list-item>
              <text:p text:style-name="P12">(Will also include link to GitHub source code download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7:50:06.790958610</meta:creation-date>
    <meta:editing-duration>PT2H12M35S</meta:editing-duration>
    <meta:editing-cycles>4</meta:editing-cycles>
    <meta:generator>LibreOffice/6.1.4.2$Linux_X86_64 LibreOffice_project/10$Build-2</meta:generator>
    <dc:date>2019-02-13T19:10:23.151304678</dc:date>
    <meta:document-statistic meta:table-count="0" meta:image-count="0" meta:object-count="0" meta:page-count="1" meta:paragraph-count="34" meta:word-count="150" meta:character-count="998" meta:non-whitespace-character-count="914"/>
  </office:meta>
</office:document-meta>
</file>